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Helvetica-Normal" svg:font-family="Helvetica-Normal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3125in" style:rel-column-width="50275*"/>
    </style:style>
    <style:style style:name="Table1.B" style:family="table-column">
      <style:table-column-properties style:column-width="1.6125in" style:rel-column-width="15260*"/>
    </style:style>
    <style:style style:name="Table1.A1" style:family="table-cell">
      <style:table-cell-properties style:writing-mode="page"/>
    </style:style>
    <style:style style:name="education" style:family="table">
      <style:table-properties style:width="6.925in" table:align="margins"/>
    </style:style>
    <style:style style:name="education.A" style:family="table-column">
      <style:table-column-properties style:column-width="0.9375in" style:rel-column-width="8872*"/>
    </style:style>
    <style:style style:name="education.B" style:family="table-column">
      <style:table-column-properties style:column-width="3.2521in" style:rel-column-width="30776*"/>
    </style:style>
    <style:style style:name="education.C" style:family="table-column">
      <style:table-column-properties style:column-width="2.7354in" style:rel-column-width="25887*"/>
    </style:style>
    <style:style style:name="education.A1" style:family="table-cell">
      <style:table-cell-properties fo:padding="0in" fo:border="none" style:writing-mode="page"/>
    </style:style>
    <style:style style:name="education.4" style:family="table-row">
      <style:table-row-properties style:min-row-height="0.0958in"/>
    </style:style>
    <style:style style:name="awards" style:family="table">
      <style:table-properties style:width="6.925in" table:align="margins"/>
    </style:style>
    <style:style style:name="awards.A" style:family="table-column">
      <style:table-column-properties style:column-width="0.9375in" style:rel-column-width="8872*"/>
    </style:style>
    <style:style style:name="awards.B" style:family="table-column">
      <style:table-column-properties style:column-width="3.3736in" style:rel-column-width="31926*"/>
    </style:style>
    <style:style style:name="awards.C" style:family="table-column">
      <style:table-column-properties style:column-width="2.6139in" style:rel-column-width="24737*"/>
    </style:style>
    <style:style style:name="awards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68in" style:rel-column-width="8865*"/>
    </style:style>
    <style:style style:name="Table2.B" style:family="table-column">
      <style:table-column-properties style:column-width="3.3736in" style:rel-column-width="31926*"/>
    </style:style>
    <style:style style:name="Table2.C" style:family="table-column">
      <style:table-column-properties style:column-width="2.6146in" style:rel-column-width="24744*"/>
    </style:style>
    <style:style style:name="Table2.A1" style:family="table-cell">
      <style:table-cell-properties fo:padding="0in" fo:border="none" style:writing-mode="page"/>
    </style:style>
    <style:style style:name="Table2.8" style:family="table-row">
      <style:table-row-properties style:min-row-height="0.0972in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name="Helvetica-Normal" fo:font-size="12pt" officeooo:rsid="000bd690" officeooo:paragraph-rsid="000bd690" style:font-size-asian="12pt" style:font-size-complex="12pt"/>
    </style:style>
    <style:style style:name="P3" style:family="paragraph" style:parent-style-name="Table_20_Contents">
      <style:text-properties style:font-name="Helvetica-Normal" fo:font-size="12pt" officeooo:rsid="000d57e7" officeooo:paragraph-rsid="000d57e7" style:font-size-asian="12pt" style:font-size-complex="12pt"/>
    </style:style>
    <style:style style:name="P4" style:family="paragraph" style:parent-style-name="Table_20_Contents">
      <style:text-properties style:font-name="Helvetica-Normal" fo:font-size="6pt" officeooo:rsid="000d57e7" officeooo:paragraph-rsid="000d57e7" style:font-size-asian="6pt" style:font-size-complex="6pt"/>
    </style:style>
    <style:style style:name="P5" style:family="paragraph" style:parent-style-name="Table_20_Contents">
      <style:text-properties style:font-name="Helvetica-Normal" fo:font-size="6pt" officeooo:rsid="000bd690" officeooo:paragraph-rsid="000bd690" style:font-size-asian="6pt" style:font-size-complex="6pt"/>
    </style:style>
    <style:style style:name="P6" style:family="paragraph" style:parent-style-name="Table_20_Contents">
      <style:text-properties fo:font-size="6pt" officeooo:paragraph-rsid="000bd690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12pt" officeooo:rsid="00013bcf" officeooo:paragraph-rsid="00013bcf" style:font-size-asian="12pt" style:font-size-complex="12pt"/>
    </style:style>
    <style:style style:name="P8" style:family="paragraph" style:parent-style-name="Table_20_Contents">
      <style:text-properties style:font-name="Helvetica" fo:font-size="12pt" officeooo:rsid="0005ba50" officeooo:paragraph-rsid="0005ba50" style:font-size-asian="12pt" style:font-size-complex="12pt"/>
    </style:style>
    <style:style style:name="P9" style:family="paragraph" style:parent-style-name="Table_20_Contents">
      <style:text-properties style:font-name="Helvetica" fo:font-size="12pt" officeooo:rsid="0005ba50" officeooo:paragraph-rsid="002b7f1a" style:font-size-asian="12pt" style:font-size-complex="12pt"/>
    </style:style>
    <style:style style:name="P10" style:family="paragraph" style:parent-style-name="Table_20_Contents">
      <style:text-properties style:font-name="Helvetica" fo:font-size="12pt" officeooo:paragraph-rsid="0005ba50" style:font-size-asian="12pt" style:font-size-complex="12pt"/>
    </style:style>
    <style:style style:name="P11" style:family="paragraph" style:parent-style-name="Table_20_Contents">
      <style:text-properties style:font-name="Helvetica" fo:font-size="12pt" officeooo:rsid="001bb55e" officeooo:paragraph-rsid="001bb55e" style:font-size-asian="12pt" style:font-size-complex="12pt"/>
    </style:style>
    <style:style style:name="P12" style:family="paragraph" style:parent-style-name="Table_20_Contents">
      <style:text-properties style:font-name="Helvetica" fo:font-size="12pt" officeooo:rsid="000d57e7" officeooo:paragraph-rsid="000d57e7" style:font-size-asian="12pt" style:font-size-complex="12pt"/>
    </style:style>
    <style:style style:name="P13" style:family="paragraph" style:parent-style-name="Table_20_Contents">
      <style:text-properties style:font-name="Helvetica" fo:font-size="12pt" officeooo:rsid="000bd690" officeooo:paragraph-rsid="000bd690" style:font-size-asian="12pt" style:font-size-complex="12pt"/>
    </style:style>
    <style:style style:name="P14" style:family="paragraph" style:parent-style-name="Table_20_Contents">
      <style:text-properties style:font-name="Helvetica" fo:font-size="12pt" officeooo:rsid="000bd690" officeooo:paragraph-rsid="0029a13b" style:font-size-asian="12pt" style:font-size-complex="12pt"/>
    </style:style>
    <style:style style:name="P15" style:family="paragraph" style:parent-style-name="Table_20_Contents">
      <style:text-properties style:font-name="Helvetica" fo:font-size="12pt" officeooo:rsid="0028a71e" officeooo:paragraph-rsid="0028a71e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Helvetica" fo:font-size="12pt" fo:font-style="normal" officeooo:rsid="00239be8" officeooo:paragraph-rsid="00239be8" style:font-size-asian="12pt" style:font-style-asian="normal" style:font-size-complex="12pt" style:font-style-complex="normal"/>
    </style:style>
    <style:style style:name="P17" style:family="paragraph" style:parent-style-name="Table_20_Contents">
      <style:text-properties style:font-name="Helvetica" fo:font-size="12pt" fo:font-style="italic" officeooo:rsid="0005ba50" officeooo:paragraph-rsid="0005ba50" style:font-size-asian="12pt" style:font-style-asian="italic" style:font-size-complex="12pt" style:font-style-complex="italic"/>
    </style:style>
    <style:style style:name="P18" style:family="paragraph" style:parent-style-name="Table_20_Contents">
      <style:text-properties style:font-name="Helvetica" fo:font-size="12pt" officeooo:rsid="0028a71e" officeooo:paragraph-rsid="0028a71e" style:font-size-asian="10.5pt" style:font-size-complex="12pt"/>
    </style:style>
    <style:style style:name="P19" style:family="paragraph" style:parent-style-name="Table_20_Contents">
      <style:text-properties style:font-name="Helvetica" fo:font-size="8pt" officeooo:rsid="001ef588" officeooo:paragraph-rsid="001ef588" style:font-size-asian="7pt" style:font-size-complex="8pt"/>
    </style:style>
    <style:style style:name="P20" style:family="paragraph" style:parent-style-name="Table_20_Contents">
      <style:text-properties style:font-name="Helvetica" fo:font-size="8pt" officeooo:rsid="00208600" officeooo:paragraph-rsid="00208600" style:font-size-asian="7pt" style:font-size-complex="8pt"/>
    </style:style>
    <style:style style:name="P21" style:family="paragraph" style:parent-style-name="Table_20_Contents">
      <style:text-properties style:font-name="Helvetica" fo:font-size="8pt" officeooo:rsid="002b7f1a" officeooo:paragraph-rsid="002b7f1a" style:font-size-asian="7pt" style:font-size-complex="8pt"/>
    </style:style>
    <style:style style:name="P22" style:family="paragraph" style:parent-style-name="Table_20_Contents">
      <style:text-properties style:font-name="Helvetica" officeooo:paragraph-rsid="000bd690"/>
    </style:style>
    <style:style style:name="P23" style:family="paragraph" style:parent-style-name="Table_20_Contents">
      <style:text-properties officeooo:rsid="002b7f1a" officeooo:paragraph-rsid="002b7f1a"/>
    </style:style>
    <style:style style:name="P24" style:family="paragraph" style:parent-style-name="Text_20_body">
      <style:text-properties style:font-name="Helvetica-Normal" fo:font-size="12pt" fo:font-weight="normal" officeooo:rsid="000af985" officeooo:paragraph-rsid="000af985" style:font-size-asian="12pt" style:font-weight-asian="normal" style:font-size-complex="12pt" style:font-weight-complex="normal"/>
    </style:style>
    <style:style style:name="P25" style:family="paragraph" style:parent-style-name="Text_20_body">
      <style:text-properties style:font-name="Helvetica" fo:font-size="12pt" fo:font-weight="normal" officeooo:rsid="00072d45" officeooo:paragraph-rsid="00072d45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font-name="Helvetica" officeooo:paragraph-rsid="00072d45"/>
    </style:style>
    <style:style style:name="P27" style:family="paragraph" style:parent-style-name="Text_20_body">
      <style:text-properties style:font-name="Helvetica" officeooo:paragraph-rsid="000a4a6b"/>
    </style:style>
    <style:style style:name="P28" style:family="paragraph" style:parent-style-name="Text_20_body">
      <style:text-properties officeooo:paragraph-rsid="00239be8"/>
    </style:style>
    <style:style style:name="P29" style:family="paragraph" style:parent-style-name="Text_20_body">
      <style:text-properties officeooo:paragraph-rsid="0024a5c3"/>
    </style:style>
    <style:style style:name="P30" style:family="paragraph" style:parent-style-name="Standard">
      <style:paragraph-properties fo:text-align="center" style:justify-single-word="false"/>
      <style:text-properties style:font-name="Helvetica-Normal" officeooo:rsid="00013bcf" officeooo:paragraph-rsid="00013bcf"/>
    </style:style>
    <style:style style:name="P31" style:family="paragraph" style:parent-style-name="Standard">
      <style:paragraph-properties fo:line-height="150%" fo:text-align="center" style:justify-single-word="false"/>
      <style:text-properties style:font-name="Helvetica" fo:font-size="18pt" fo:font-weight="bold" officeooo:rsid="00013bcf" officeooo:paragraph-rsid="00013bcf" style:font-size-asian="18pt" style:font-weight-asian="bold" style:font-size-complex="18pt" style:font-weight-complex="bold"/>
    </style:style>
    <style:style style:name="P32" style:family="paragraph" style:parent-style-name="Horizontal_20_Line">
      <style:text-properties style:font-name="Helvetica" fo:font-size="12pt" fo:font-weight="bold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top="0in" fo:margin-bottom="0in" loext:contextual-spacing="false"/>
      <style:text-properties style:font-name="Helvetica" fo:font-size="12pt" fo:font-weight="normal" officeooo:rsid="001bf506" officeooo:paragraph-rsid="001bf506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.0398in" fo:margin-bottom="0.0398in" loext:contextual-spacing="false" fo:line-height="100%"/>
      <style:text-properties style:font-name="Helvetica-Normal" fo:font-size="12pt" fo:font-weight="bold" officeooo:rsid="001be98b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top="0.0398in" fo:margin-bottom="0.0398in" loext:contextual-spacing="false" fo:line-height="100%"/>
      <style:text-properties style:font-name="Helvetica-Normal" fo:font-size="12pt" fo:font-weight="bold" style:font-size-asian="12pt" style:font-weight-asian="bold" style:font-size-complex="12pt" style:font-weight-complex="bold"/>
    </style:style>
    <style:style style:name="P36" style:family="paragraph" style:parent-style-name="Horizontal_20_Line">
      <style:paragraph-properties fo:margin-top="0.0398in" fo:margin-bottom="0.2362in" loext:contextual-spacing="false"/>
      <style:text-properties style:font-name="Helvetica" fo:font-size="12pt" fo:font-weight="bold" officeooo:paragraph-rsid="001be98b" style:font-size-asian="12pt" style:font-weight-asian="bold" style:font-size-complex="12pt" style:font-weight-complex="bold"/>
    </style:style>
    <style:style style:name="P37" style:family="paragraph" style:parent-style-name="Text_20_body">
      <style:text-properties officeooo:paragraph-rsid="0034dc59"/>
    </style:style>
    <style:style style:name="P38" style:family="paragraph" style:parent-style-name="Text_20_body">
      <style:text-properties style:font-name="Helvetica" officeooo:paragraph-rsid="000a4a6b"/>
    </style:style>
    <style:style style:name="P39" style:family="paragraph" style:parent-style-name="Text_20_body">
      <style:text-properties style:font-name="Helvetica" officeooo:paragraph-rsid="00072d45"/>
    </style:style>
    <style:style style:name="T1" style:family="text">
      <style:text-properties officeooo:rsid="000bd69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9bda" style:font-style-asian="italic" style:font-style-complex="italic"/>
    </style:style>
    <style:style style:name="T4" style:family="text">
      <style:text-properties fo:font-style="italic" officeooo:rsid="0016be3c" style:font-style-asian="italic" style:font-style-complex="italic"/>
    </style:style>
    <style:style style:name="T5" style:family="text">
      <style:text-properties fo:font-style="italic" officeooo:rsid="00170765" style:font-style-asian="italic" style:font-style-complex="italic"/>
    </style:style>
    <style:style style:name="T6" style:family="text">
      <style:text-properties fo:font-style="italic" officeooo:rsid="0017910c" style:font-style-asian="italic" style:font-style-complex="italic"/>
    </style:style>
    <style:style style:name="T7" style:family="text">
      <style:text-properties fo:font-style="italic" officeooo:rsid="0018c300" style:font-style-asian="italic" style:font-style-complex="italic"/>
    </style:style>
    <style:style style:name="T8" style:family="text">
      <style:text-properties fo:font-style="italic" officeooo:rsid="001ef588" style:font-style-asian="italic" style:font-style-complex="italic"/>
    </style:style>
    <style:style style:name="T9" style:family="text">
      <style:text-properties fo:font-style="italic" officeooo:rsid="002b7f1a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7fa26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ize="12pt" fo:font-weight="normal" officeooo:rsid="000a4a6b" style:font-size-asian="12pt" style:font-weight-asian="normal" style:font-size-complex="12pt" style:font-weight-complex="normal"/>
    </style:style>
    <style:style style:name="T14" style:family="text">
      <style:text-properties officeooo:rsid="001be98b"/>
    </style:style>
    <style:style style:name="T15" style:family="text">
      <style:text-properties officeooo:rsid="001ef588"/>
    </style:style>
    <style:style style:name="T16" style:family="text">
      <style:text-properties officeooo:rsid="00208600"/>
    </style:style>
    <style:style style:name="T17" style:family="text">
      <style:text-properties fo:font-variant="normal" fo:text-transform="none" fo:color="#000000" style:font-name="Helvetica" fo:font-size="12pt" fo:letter-spacing="normal" fo:font-style="normal" fo:font-weight="normal" officeooo:rsid="00072d45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Helvetica" fo:font-size="12pt" fo:letter-spacing="normal" fo:font-style="normal" fo:font-weight="normal" officeooo:rsid="0028a71e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Helvetica" fo:font-size="12pt" fo:letter-spacing="normal" fo:font-style="normal" fo:font-weight="normal" officeooo:rsid="0034dc59" style:font-size-asian="12pt" style:font-weight-asian="normal" style:font-size-complex="12pt" style:font-weight-complex="normal"/>
    </style:style>
    <style:style style:name="T20" style:family="text">
      <style:text-properties fo:font-size="12pt" fo:font-weight="bold" officeooo:rsid="00072d45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086f3e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0a4a6b" style:font-size-asian="12pt" style:font-weight-asian="bold" style:font-size-complex="12pt" style:font-weight-complex="bold"/>
    </style:style>
    <style:style style:name="T23" style:family="text">
      <style:text-properties fo:font-size="12pt" fo:font-weight="normal" officeooo:rsid="00072d45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086f3e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0a4a6b" style:font-size-asian="12pt" style:font-weight-asian="normal" style:font-size-complex="12pt" style:font-weight-complex="normal"/>
    </style:style>
    <style:style style:name="T26" style:family="text">
      <style:text-properties fo:font-size="12pt" fo:font-style="italic" fo:font-weight="normal" officeooo:rsid="000d57e7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font-style="italic" fo:font-weight="normal" officeooo:rsid="000ef6d4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style="italic" fo:font-weight="normal" officeooo:rsid="000ef118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italic" fo:font-weight="normal" officeooo:rsid="00225eb4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italic" fo:font-weight="normal" officeooo:rsid="0011cf6f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fo:font-weight="normal" officeooo:rsid="001969ae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fo:font-weight="normal" officeooo:rsid="001be98b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font-style="italic" fo:font-weight="normal" officeooo:rsid="0018c300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font-style="italic" style:text-underline-style="none" fo:font-weight="normal" officeooo:rsid="0012404a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size="12pt" fo:font-style="italic" style:text-underline-style="none" fo:font-weight="normal" officeooo:rsid="001422c2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size="12pt" fo:font-style="italic" style:text-underline-style="none" fo:font-weight="normal" officeooo:rsid="00159504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2pt" fo:font-style="normal" fo:font-weight="bold" officeooo:rsid="0018c30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normal" fo:font-weight="normal" officeooo:rsid="0018c300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1969ae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officeooo:rsid="000bd690" style:font-size-asian="12pt" style:font-size-complex="12pt"/>
    </style:style>
    <style:style style:name="T41" style:family="text">
      <style:text-properties fo:font-size="12pt" officeooo:rsid="000d57e7" style:font-size-asian="12pt" style:font-size-complex="12pt"/>
    </style:style>
    <style:style style:name="T42" style:family="text">
      <style:text-properties style:font-name="Helvetica" fo:font-size="8pt" style:font-size-asian="7pt" style:font-size-complex="8pt"/>
    </style:style>
    <style:style style:name="T43" style:family="text">
      <style:text-properties style:font-name="Helvetica" fo:font-size="8pt" officeooo:rsid="002b7f1a" style:font-size-asian="7pt" style:font-size-complex="8pt"/>
    </style:style>
    <style:style style:name="T44" style:family="text">
      <style:text-properties style:font-name="Helvetica" fo:font-size="12pt" fo:font-weight="bold" officeooo:rsid="00072d45" style:font-size-asian="12pt" style:font-weight-asian="bold" style:font-size-complex="12pt" style:font-weight-complex="bold"/>
    </style:style>
    <style:style style:name="T45" style:family="text">
      <style:text-properties style:font-name="Helvetica" fo:font-size="12pt" fo:font-weight="normal" officeooo:rsid="00072d45" style:font-size-asian="12pt" style:font-weight-asian="normal" style:font-size-complex="12pt" style:font-weight-complex="normal"/>
    </style:style>
    <style:style style:name="T46" style:family="text">
      <style:text-properties style:font-name="Helvetica" fo:font-size="12pt" fo:font-weight="normal" officeooo:rsid="0028a71e" style:font-size-asian="12pt" style:font-weight-asian="normal" style:font-size-complex="12pt" style:font-weight-complex="normal"/>
    </style:style>
    <style:style style:name="T47" style:family="text">
      <style:text-properties style:font-name="Helvetica" fo:font-size="12pt" fo:font-style="italic" fo:font-weight="normal" officeooo:rsid="002cc9f6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font-name="Helvetica" fo:font-size="12pt" fo:font-style="italic" fo:font-weight="normal" officeooo:rsid="002eadb2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font-name="Helvetica" fo:font-size="12pt" fo:font-style="italic" fo:font-weight="normal" officeooo:rsid="002fc822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style:font-name="Helvetica" fo:font-size="12pt" fo:font-style="italic" fo:font-weight="normal" officeooo:rsid="0030475d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font-name="Helvetica" fo:font-size="12pt" fo:font-style="italic" fo:font-weight="normal" officeooo:rsid="00239be8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font-name="Helvetica" fo:font-size="12pt" fo:font-style="italic" fo:font-weight="normal" officeooo:rsid="003221a4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Helvetica" fo:font-size="12pt" fo:font-style="italic" fo:font-weight="normal" officeooo:rsid="0017910c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font-name="Helvetica" fo:font-size="12pt" fo:font-style="normal" fo:font-weight="normal" officeooo:rsid="0024a5c3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Helvetica" fo:font-size="12pt" fo:font-style="normal" fo:font-weight="normal" officeooo:rsid="00239be8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Helvetica" fo:font-size="12pt" fo:font-style="normal" fo:font-weight="normal" officeooo:rsid="0025c7f1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Helvetica" fo:font-size="12pt" fo:font-style="normal" fo:font-weight="normal" officeooo:rsid="0007fa26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Helvetica" fo:font-size="12pt" fo:font-style="normal" fo:font-weight="bold" officeooo:rsid="0025c7f1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style:font-name="Helvetica" fo:font-size="12pt" fo:font-style="normal" fo:font-weight="bold" officeooo:rsid="00239be8" style:font-size-asian="12pt" style:font-style-asian="normal" style:font-weight-asian="bold" style:font-size-complex="12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RYAN HAUSEN</text:p>
      <table:table table:name="Table1" table:style-name="Table1">
        <table:table-column table:style-name="Table1.A"/>
        <table:table-column table:style-name="Table1.B"/>
        <table:table-row table:style-name="TableLine94919956085216">
          <table:table-cell table:style-name="Table1.A1" office:value-type="string">
            <text:p text:style-name="P7">Department of Computer Science and Engineering</text:p>
            <text:p text:style-name="P7">University of California, Santa Cruz</text:p>
            <text:p text:style-name="P7">1156 High Street</text:p>
            <text:p text:style-name="P7">Santa Cruz, CA 95064</text:p>
          </table:table-cell>
          <table:table-cell table:style-name="Table1.A1" office:value-type="string">
            <text:p text:style-name="P7">US Citizen</text:p>
            <text:p text:style-name="P7">rhausen@ucsc.edu</text:p>
            <text:p text:style-name="P7">ryanhausen.github.io</text:p>
            <text:p text:style-name="P7">951.204.5656</text:p>
          </table:table-cell>
        </table:table-row>
      </table:table>
      <text:p text:style-name="P30"/>
      <text:p text:style-name="P32">RESEARCH INTERESTS</text:p>
      <text:p text:style-name="P33">Computer vision and deep learning algorithms for image analysis, especially within the domain of astronomical imaging. Software techniques and tools for large scale image analysis.</text:p>
      <text:p text:style-name="P33"/>
      <text:p text:style-name="P32">EDUCATION</text:p>
      <table:table table:name="education" table:style-name="education">
        <table:table-column table:style-name="education.A"/>
        <table:table-column table:style-name="education.B"/>
        <table:table-column table:style-name="education.C"/>
        <table:table-row table:style-name="TableLine94919956108208">
          <table:table-cell table:style-name="education.A1" office:value-type="string">
            <text:p text:style-name="P16">Exp. 2022</text:p>
          </table:table-cell>
          <table:table-cell table:style-name="education.A1" office:value-type="string">
            <text:p text:style-name="P8">University of California, Santa Cruz</text:p>
          </table:table-cell>
          <table:table-cell table:style-name="education.A1" office:value-type="string">
            <text:p text:style-name="P8">Ph.D., Computer Science</text:p>
            <text:p text:style-name="P8"><text:span text:style-name="T2">Advisor</text:span><text:span text:style-name="T9">s</text:span><text:span text:style-name="T2"> – Brant Robertson</text:span> </text:p>
            <text:p text:style-name="P9"><text:s text:c="15"/><text:span text:style-name="T2">– </text:span><text:span text:style-name="T9">Roberto Manduchi</text:span></text:p>
          </table:table-cell>
        </table:table-row>
        <table:table-row table:style-name="TableLine94919956140496">
          <table:table-cell table:style-name="education.A1" office:value-type="string">
            <text:p text:style-name="P17"/>
          </table:table-cell>
          <table:table-cell table:style-name="education.A1" office:value-type="string">
            <text:p text:style-name="P8"/>
          </table:table-cell>
          <table:table-cell table:style-name="education.A1" office:value-type="string">
            <text:p text:style-name="P8"/>
          </table:table-cell>
        </table:table-row>
        <table:table-row table:style-name="TableLine94919956140960">
          <table:table-cell table:style-name="education.A1" office:value-type="string">
            <text:p text:style-name="P8">2019</text:p>
          </table:table-cell>
          <table:table-cell table:style-name="education.A1" office:value-type="string">
            <text:p text:style-name="P8">University of California, Santa Cruz</text:p>
          </table:table-cell>
          <table:table-cell table:style-name="education.A1" office:value-type="string">
            <text:p text:style-name="P8">M.S., Computer Science</text:p>
          </table:table-cell>
        </table:table-row>
        <table:table-row table:style-name="education.4">
          <table:table-cell table:style-name="education.A1" office:value-type="string">
            <text:p text:style-name="P8"/>
          </table:table-cell>
          <table:table-cell table:style-name="education.A1" office:value-type="string">
            <text:p text:style-name="P8"/>
          </table:table-cell>
          <table:table-cell table:style-name="education.A1" office:value-type="string">
            <text:p text:style-name="P10"/>
          </table:table-cell>
        </table:table-row>
        <table:table-row table:style-name="TableLine94919956142608">
          <table:table-cell table:style-name="education.A1" office:value-type="string">
            <text:p text:style-name="P8">2014</text:p>
          </table:table-cell>
          <table:table-cell table:style-name="education.A1" office:value-type="string">
            <text:p text:style-name="P8">Azusa Pacific University</text:p>
          </table:table-cell>
          <table:table-cell table:style-name="education.A1" office:value-type="string">
            <text:p text:style-name="P8">B.A., Computer Information Systems</text:p>
          </table:table-cell>
        </table:table-row>
      </table:table>
      <text:p text:style-name="P35"/>
      <text:p text:style-name="P32">AWARDS</text:p>
      <table:table table:name="awards" table:style-name="awards">
        <table:table-column table:style-name="awards.A"/>
        <table:table-column table:style-name="awards.B"/>
        <table:table-column table:style-name="awards.C"/>
        <table:table-row table:style-name="TableLine94919956144224">
          <table:table-cell table:style-name="awards.A1" office:value-type="string">
            <text:p text:style-name="P11">2015-<text:span text:style-name="T15">2020</text:span></text:p>
          </table:table-cell>
          <table:table-cell table:style-name="awards.A1" office:value-type="string">
            <text:p text:style-name="P11">Cota-Robles Fellowship</text:p>
          </table:table-cell>
          <table:table-cell table:style-name="awards.A1" office:value-type="string">
            <text:p text:style-name="P11">University of California, Santa Cruz</text:p>
          </table:table-cell>
        </table:table-row>
        <table:table-row table:style-name="TableLine94919956152800">
          <table:table-cell table:style-name="awards.A1" office:value-type="string">
            <text:p text:style-name="P11">2013</text:p>
          </table:table-cell>
          <table:table-cell table:style-name="awards.A1" office:value-type="string">
            <text:p text:style-name="P11">Dean’s List</text:p>
          </table:table-cell>
          <table:table-cell table:style-name="awards.A1" office:value-type="string">
            <text:p text:style-name="P11">Azusa Pacific University</text:p>
          </table:table-cell>
        </table:table-row>
        <table:table-row table:style-name="TableLine94919956153264">
          <table:table-cell table:style-name="awards.A1" office:value-type="string">
            <text:p text:style-name="P11">2012</text:p>
          </table:table-cell>
          <table:table-cell table:style-name="awards.A1" office:value-type="string">
            <text:p text:style-name="P11">Dean’s List</text:p>
          </table:table-cell>
          <table:table-cell table:style-name="awards.A1" office:value-type="string">
            <text:p text:style-name="P11">Azusa Pacific University</text:p>
          </table:table-cell>
        </table:table-row>
      </table:table>
      <text:p text:style-name="P34"/>
      <text:p text:style-name="P32">ANNOTATED PUBLICATIONS</text:p>
      <text:p text:style-name="P37"><text:span text:style-name="T44">Hausen, R.</text:span><text:span text:style-name="T45"> and Robertson, B. E., “FitsMap: A Simple, Lightweight Tool For Displaying Interactive Astronomical Image and Catalog Data”, </text:span><text:span text:style-name="T46">Submitted to Astronomy and Computing,</text:span><text:span text:style-name="T17"> </text:span><text:span text:style-name="T19">arXiv:</text:span><text:span text:style-name="T17">2201.12308, 202</text:span><text:span text:style-name="T18">2</text:span><text:span text:style-name="T45">. </text:span><text:span text:style-name="T50">Releases</text:span><text:span text:style-name="T47"> a new tool for displaying large astronomical image and catalog data with minimal hardware requirements </text:span><text:span text:style-name="T48">capable of rendering millions of sources on a mobile device.</text:span></text:p>
      <text:p text:style-name="P28"><text:span text:style-name="T44">Hausen, R.</text:span><text:span text:style-name="T45"> and Robertson, B. E., “Partial-Attribution Instance Segmentation for Astronomical Source Detection and Deblending”, </text:span><text:span text:style-name="T17">Fourth Workshop on Machine Learning and the Physical Sciences, NeurIPS 2021</text:span><text:span text:style-name="T45">. </text:span><text:span text:style-name="T49">Introduces </text:span><text:span text:style-name="T47">a new </text:span><text:span text:style-name="T49">technique</text:span><text:span text:style-name="T47"> </text:span><text:span text:style-name="T49">for</text:span><text:span text:style-name="T47"> deblending multiple sources in astronomical images </text:span><text:span text:style-name="T49">and releases a novel deep neural network </text:span><text:span text:style-name="T50">approach to the technique.</text:span></text:p>
      <text:p text:style-name="P29"><text:span text:style-name="T54">Drakos</text:span><text:span text:style-name="T55">, </text:span><text:span text:style-name="T54">N</text:span><text:span text:style-name="T55">., </text:span><text:span text:style-name="T54">Villasenor</text:span><text:span text:style-name="T55">, </text:span><text:span text:style-name="T54">B</text:span><text:span text:style-name="T55">., </text:span><text:span text:style-name="T54">Robertson</text:span><text:span text:style-name="T55">, </text:span><text:span text:style-name="T54">B</text:span><text:span text:style-name="T55">. </text:span><text:span text:style-name="T54">E.</text:span><text:span text:style-name="T55">, </text:span><text:span text:style-name="T58">Hausen</text:span><text:span text:style-name="T59">, R.</text:span><text:span text:style-name="T55">, … &amp; Wechsler, R. H.</text:span><text:span text:style-name="T51">, “</text:span><text:span text:style-name="T55">Deep Realistic Extragalactic Model (DREaM) Galaxy Catalogs: Predictions for a Roman Ultra-Deep Field”,</text:span><text:span text:style-name="T51"> </text:span><text:span text:style-name="T56">Accepted to the Astrophysical Journal arXiv:2110.10703</text:span><text:span text:style-name="T57">, 20</text:span><text:span text:style-name="T56">21</text:span><text:span text:style-name="T57">. </text:span><text:span text:style-name="T52">Releases a synthetic image and catalog to study and prepare for the upcoming JWST and Roman datasets</text:span><text:span text:style-name="T53">.</text:span></text:p>
      <text:p text:style-name="P26"><text:span text:style-name="T20"/></text:p>
      <text:p text:style-name="P26"><text:soft-page-break/><text:span text:style-name="T20">Hausen, R.</text:span><text:span text:style-name="T23"> and Robertson, B. E., “Morpheus: A Deep Learning Framework for the Pixel-level Analysis of Astronomical Image Data”, The Astrophysical Journal Supplement Series, vol. 248, no. 1, pp. 1-37, 2020. </text:span><text:span text:style-name="T26">Introduces pixel-level morphology as an astronomical source analysis paradigm. </text:span><text:span text:style-name="T27">Releases</text:span><text:span text:style-name="T28"> a state-of-the-art deep learning model for pixel-level morphological classification</text:span><text:span text:style-name="T27">. Releases pixel-level morphological catalog </text:span><text:span text:style-name="T29">f</text:span><text:span text:style-name="T27">or astronomical images consisting of more than 2,000,000,000 pixels.</text:span></text:p>
      <text:p text:style-name="P27"><text:span text:style-name="T24">Neller, T. W., Keeley, S., Guerzhoy, M., Hoenig, W., Li, J., Koenig, S., </text:span><text:span text:style-name="T21">Hausen, R.</text:span><text:span text:style-name="T24">, … &amp; Resnick, C., “Model AI Assignments 2020”, AAAI 2020. pp. 1-3, 2020. </text:span><text:span text:style-name="T30">Releases a version of the game Connect 4 with a graphical interface, where students implement adversarial agents and can play the game against their implemented agents.</text:span></text:p>
      <text:p text:style-name="P25">Robertson, B. E., Banjeri, M., Brough, S., Davies, R. L., Ferguson, H. C., <text:span text:style-name="T10">Hausen, R.</text:span>, … &amp; Wechsler, R. H., “Galaxy Formation and evolution science in the era of the Large Synoptic Survey Telescope”, Nature Reviews Physics, vol. 1, no. 7, <text:span text:style-name="T11">pp. 450-462, 2019. </text:span><text:span text:style-name="T3">The Vera Rubin Observatory (formerly LSST) w</text:span><text:span text:style-name="T4">ill revolutionize </text:span><text:span text:style-name="T5">observational astronomy </text:span><text:span text:style-name="T6">by providing the deepest wide-angle view of the Universe to date. Explores research efforts to prepare </text:span><text:span text:style-name="T8">for </text:span><text:span text:style-name="T6">the data from Vera Rubin Observatory data.</text:span></text:p>
      <text:p text:style-name="P27"><text:span text:style-name="T25">Norouzi, N. and </text:span><text:span text:style-name="T22">Hausen, R.</text:span><text:span text:style-name="T25">, “Quantitative Evaluation of Student Engagement in a Large-Scale Introduction to Programming Course using a Cloud-based Automatic Grading System”, 2018 IEEE Frontiers in Education Conference, pp. 1-5, 2018. </text:span><text:span text:style-name="T34">Quantitatively evaluated the efficacy of online automated grading systems for student success. </text:span><text:span text:style-name="T35">Results demonstrate </text:span><text:span text:style-name="T34">that such systems can improve overall student </text:span><text:span text:style-name="T35">success and, in particular, female students </text:span><text:span text:style-name="T36">and</text:span><text:span text:style-name="T35"> non-major students.</text:span></text:p>
      <text:p text:style-name="P27"><text:span text:style-name="T22">Hausen, R.</text:span><text:span text:style-name="T25">, Tang, B., Sambasivan, S., and Lin, S., “Maximizing Data Preservation Time in Linear Sensor Networks”, 2014 IEEE 11</text:span><text:span text:style-name="T13">th</text:span><text:span text:style-name="T25"> International Conference on Mobile Ad Hoc and Sensor Systems, pp. 513-514, 2014. </text:span><text:span text:style-name="T33">Introduces the data preservation problem for sensor nodes without a base station and presents an optimal and efficient algorithm for linear sensor networks.</text:span></text:p>
      <text:p text:style-name="P36">EMPLOYMENT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919956165040">
          <table:table-cell table:style-name="Table2.A1" office:value-type="string">
            <text:p text:style-name="P12">201<text:span text:style-name="T14">6-Pres.</text:span></text:p>
          </table:table-cell>
          <table:table-cell table:style-name="Table2.A1" office:value-type="string">
            <text:p text:style-name="P12">Graduate Student Research <text:span text:style-name="T14">Assistant</text:span></text:p>
          </table:table-cell>
          <table:table-cell table:style-name="Table2.A1" office:value-type="string">
            <text:p text:style-name="P12">University of California, Santa Cruz</text:p>
          </table:table-cell>
        </table:table-row>
        <table:table-row table:style-name="TableLine94919956225536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9">Developing novel computer vision techniques to meet the unique</text:p>
            <text:p text:style-name="P19">complexities in astronomical imaging <text:span text:style-name="T16">data</text:span>.</text:p>
          </table:table-cell>
          <table:table-cell table:style-name="Table2.A1" office:value-type="string">
            <text:p text:style-name="P3"/>
          </table:table-cell>
        </table:table-row>
        <table:table-row table:style-name="TableLine9491995622600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919956226752">
          <table:table-cell table:style-name="Table2.A1" office:value-type="string">
            <text:p text:style-name="P15">2021</text:p>
          </table:table-cell>
          <table:table-cell table:style-name="Table2.A1" office:value-type="string">
            <text:p text:style-name="P18">Instructor, Beginning Programming in Python</text:p>
          </table:table-cell>
          <table:table-cell table:style-name="Table2.A1" office:value-type="string">
            <text:p text:style-name="P14">University of California, Santa Cruz</text:p>
          </table:table-cell>
        </table:table-row>
        <table:table-row table:style-name="TableLine9491995622760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1">Taught basic programming up to Object Oriented Programming.</text:p>
            <text:p text:style-name="P23"><text:span text:style-name="T43">I</text:span><text:span text:style-name="T42">nstructor of record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Line9491995622864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919956229552">
          <table:table-cell table:style-name="Table2.A1" office:value-type="string">
            <text:p text:style-name="P13">2018</text:p>
          </table:table-cell>
          <table:table-cell table:style-name="Table2.A1" office:value-type="string">
            <text:p text:style-name="P13">Teaching Assistant, Artificial Intelligence</text:p>
          </table:table-cell>
          <table:table-cell table:style-name="Table2.A1" office:value-type="string">
            <text:p text:style-name="P13">University of California, Santa Cruz</text:p>
          </table:table-cell>
        </table:table-row>
        <table:table-row table:style-name="Table2.8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9">Wrote assignments and lectured on advanced topics in artificial intelligence. Neller et al. 2020 was a product of this assistantship.</text:p>
          </table:table-cell>
          <table:table-cell table:style-name="Table2.A1" office:value-type="string">
            <text:p text:style-name="P2"/>
          </table:table-cell>
        </table:table-row>
        <table:table-row table:style-name="TableLine94919956231520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Line94919956232352">
          <table:table-cell table:style-name="Table2.A1" office:value-type="string">
            <text:p text:style-name="P13">2017-2018</text:p>
          </table:table-cell>
          <table:table-cell table:style-name="Table2.A1" office:value-type="string">
            <text:p text:style-name="P22"><text:span text:style-name="T40">Teaching Assistant, </text:span><text:span text:style-name="T41">Intermed.</text:span><text:span text:style-name="T40"> Programming</text:span></text:p>
          </table:table-cell>
          <table:table-cell table:style-name="Table2.A1" office:value-type="string">
            <text:p text:style-name="P13">University of California, Santa Cruz</text:p>
          </table:table-cell>
        </table:table-row>
        <table:table-row table:style-name="TableLine9491995623331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9">Graded assignments, led sections, and lectured on programming. Norouzi and Hausen 2018, was a product of this assistantship.</text:p>
          </table:table-cell>
          <table:table-cell table:style-name="Table2.A1" office:value-type="string">
            <text:p text:style-name="P2"/>
          </table:table-cell>
        </table:table-row>
        <table:table-row table:style-name="TableLine9491995623427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/>
          </table:table-cell>
        </table:table-row>
        <table:table-row table:style-name="TableLine94919956235232">
          <table:table-cell table:style-name="Table2.A1" office:value-type="string">
            <text:p text:style-name="P12">2013-2015</text:p>
          </table:table-cell>
          <table:table-cell table:style-name="Table2.A1" office:value-type="string">
            <text:p text:style-name="P12">Software Engineer</text:p>
          </table:table-cell>
          <table:table-cell table:style-name="Table2.A1" office:value-type="string">
            <text:p text:style-name="P12">Power Settlements</text:p>
          </table:table-cell>
        </table:table-row>
        <table:table-row table:style-name="TableLine9491995623619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0">Developed real-time 24-hour software for power companies. Mentored junior engineers and interns.</text:p>
          </table:table-cell>
          <table:table-cell table:style-name="Table2.A1" office:value-type="string">
            <text:p text:style-name="P3"/>
          </table:table-cell>
        </table:table-row>
        <table:table-row table:style-name="TableLine9491995623715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919956238112">
          <table:table-cell table:style-name="Table2.A1" office:value-type="string">
            <text:p text:style-name="P12">2012-2013</text:p>
          </table:table-cell>
          <table:table-cell table:style-name="Table2.A1" office:value-type="string">
            <text:p text:style-name="P12">Research Assistant</text:p>
          </table:table-cell>
          <table:table-cell table:style-name="Table2.A1" office:value-type="string">
            <text:p text:style-name="P12">Azusa Pacific University</text:p>
          </table:table-cell>
        </table:table-row>
        <table:table-row table:style-name="TableLine9491995623907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0">Researched data preservation methods in sensor node networks for which there is not a nearby base station.</text:p>
          </table:table-cell>
          <table:table-cell table:style-name="Table2.A1" office:value-type="string">
            <text:p text:style-name="P3"/>
          </table:table-cell>
        </table:table-row>
      </table:table>
      <text:p text:style-name="P2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Helvetica-Normal" svg:font-family="Helvetica-Normal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102in 0.0102in" fo:padding="0in" fo:border-left="none" fo:border-right="none" fo:border-top="none" fo:border-bottom="1.5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bd69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span text:style-name="MT1">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1:09:02.437163496</meta:creation-date>
    <dc:date>2022-01-30T23:33:05.584138770</dc:date>
    <meta:editing-duration>PT14H52M2S</meta:editing-duration>
    <meta:editing-cycles>15</meta:editing-cycles>
    <meta:generator>LibreOffice/6.4.7.2$Linux_X86_64 LibreOffice_project/40$Build-2</meta:generator>
    <meta:document-statistic meta:table-count="4" meta:image-count="0" meta:object-count="0" meta:page-count="3" meta:paragraph-count="70" meta:word-count="717" meta:character-count="5106" meta:non-whitespace-character-count="4441"/>
  </office:meta>
</office:document-meta>
</file>